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2">3</text:p>
          </table:table-cell>
          <table:table-cell table:style-name="Tableau6.A2" office:value-type="string">
            <text:p text:style-name="P21"><text:span text:style-name="T6">b</text:span>abilrondo - <text:span text:style-name="T6">Didje</text:span></text:p>
          </table:table-cell>
        </table:table-row>
        <table:table-row>
          <table:table-cell table:style-name="Tableau6.A2" office:value-type="string">
            <text:p text:style-name="P24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3">17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6" office:value-type="string">
            <text:p text:style-name="P21">31</text:p>
          </table:table-cell>
          <table:table-cell table:style-name="Tableau6.A6" office:value-type="string">
            <text:p text:style-name="P21">babilrondo</text:p>
          </table:table-cell>
        </table:table-row>
      </table:table>
      <text:p text:style-name="P2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Mai - Majo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04T15:03:30.903948301</dc:date>
    <dc:creator>Bob Correcteur</dc:creator>
    <meta:editing-duration>PT42M17S</meta:editing-duration>
    <meta:editing-cycles>29</meta:editing-cycles>
    <meta:generator>LibreOffice/7.3.6.2$Linux_X86_64 LibreOffice_project/30$Build-2</meta:generator>
    <meta:document-statistic meta:table-count="7" meta:image-count="0" meta:object-count="0" meta:page-count="2" meta:paragraph-count="69" meta:word-count="89" meta:character-count="400" meta:non-whitespace-character-count="380"/>
  </office:meta>
</office:document-meta>
</file>